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20100000283000002826984F6CF02F4C225.png" manifest:media-type="image/png"/>
  <manifest:file-entry manifest:full-path="Pictures/10020BFC000031DE000031C9493C6D68FAAABD47.wmf" manifest:media-type="image/x-wmf"/>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style>
    <style:style style:name="gr2" style:family="graphic" style:parent-style-name="standard">
      <style:graphic-properties draw:stroke="solid" svg:stroke-width="0.053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style>
    <style:style style:name="gr3" style:family="graphic" style:parent-style-name="standard">
      <style:graphic-properties draw:stroke="solid" svg:stroke-width="0.035cm" svg:stroke-color="#000000" draw:stroke-linejoin="round" draw:fill="none" draw:fill-color="#ffffff" draw:textarea-horizontal-align="left" draw:textarea-vertical-align="middle" draw:auto-grow-height="false" fo:min-height="15.991cm" fo:min-width="16.278cm" fo:padding-top="0.229cm" fo:padding-bottom="0.229cm" fo:padding-left="0.441cm" fo:padding-right="0.441cm" fo:wrap-option="no-wrap" draw:shadow="hidden"/>
    </style:style>
    <style:style style:name="gr4" style:family="graphic" style:parent-style-name="standard">
      <style:graphic-properties draw:stroke="none" draw:fill="none" draw:fill-color="#ffffff" draw:textarea-horizontal-align="justify" draw:textarea-vertical-align="middle" draw:auto-grow-height="false" draw:auto-grow-width="false" fo:padding-top="0cm" fo:padding-bottom="0cm" fo:padding-left="0cm" fo:padding-right="0cm" fo:wrap-option="wrap" draw:shadow="hidden"/>
    </style:style>
    <style:style style:name="gr5"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style>
    <style:style style:name="gr6" style:family="graphic" style:parent-style-name="standard">
      <style:graphic-properties draw:stroke="none" draw:fill="none" draw:fill-color="#ffffff" draw:textarea-horizontal-align="justify" draw:textarea-vertical-align="middle" draw:auto-grow-height="false" draw:auto-grow-width="false" fo:padding-top="0.127cm" fo:padding-bottom="0cm" fo:padding-left="0cm" fo:padding-right="0cm" fo:wrap-option="wrap" draw:shadow="hidden"/>
    </style:style>
    <style:style style:name="gr7" style:family="graphic" style:parent-style-name="Object_20_with_20_no_20_fill_20_and_20_no_20_line">
      <style:graphic-properties draw:stroke="none" draw:fill="none" draw:fill-color="#ffffff" draw:textarea-horizontal-align="left" draw:textarea-vertical-align="middle" draw:auto-grow-height="false" fo:padding-top="0.229cm" fo:padding-bottom="0.229cm" fo:padding-left="0.441cm" fo:padding-right="0.441cm" fo:wrap-option="no-wrap" draw:shadow="hidden"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style>
    <style:style style:name="gr9" style:family="graphic" style:parent-style-name="standard">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style>
    <style:style style:name="P1" style:family="paragraph">
      <loext:graphic-properties draw:fill="none" draw:fill-color="#ffffff"/>
      <style:paragraph-properties fo:text-align="center" style:writing-mode="lr-tb"/>
      <style:text-properties fo:font-size="24pt"/>
    </style:style>
    <style:style style:name="P2" style:family="paragraph">
      <loext:graphic-properties draw:fill="none" draw:fill-color="#ffffff"/>
      <style:paragraph-properties style:writing-mode="lr-tb"/>
      <style:text-properties fo:font-size="12pt"/>
    </style:style>
    <style:style style:name="P3" style:family="paragraph">
      <style:paragraph-properties fo:text-align="start" style:writing-mode="lr-tb"/>
    </style:style>
    <style:style style:name="P4" style:family="paragraph">
      <loext:graphic-properties draw:fill="none" draw:fill-color="#ffffff"/>
      <style:paragraph-properties fo:text-align="start" style:writing-mode="lr-tb"/>
      <style:text-properties fo:font-size="12pt"/>
    </style:style>
    <style:style style:name="P5" style:family="paragraph">
      <style:paragraph-properties fo:text-align="center" style:writing-mode="lr-tb"/>
    </style:style>
    <style:style style:name="T1" style:family="text">
      <style:text-properties style:use-window-font-color="true" style:font-name="Times New Roman" fo:font-size="12pt" fo:language="fr" fo:country="FR"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T2" style:family="text">
      <style:text-properties style:use-window-font-color="true" style:font-name="Times New Roman" fo:font-size="12pt" fo:language="fr" fo:country="CH"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T3" style:family="text">
      <style:text-properties style:use-window-font-color="true" style:font-name="Times New Roman" fo:font-size="12pt" fo:language="fr" fo:country="FR" fo:font-style="italic" fo:font-weight="bold" style:font-name-asian="Times New Roman" style:font-size-asian="12pt" style:language-asian="zxx" style:country-asian="none" style:font-style-asian="italic" style:font-weight-asian="bold" style:font-name-complex="Times New Roman" style:font-size-complex="10pt" style:language-complex="ar" style:country-complex="SA"/>
    </style:style>
    <style:style style:name="T4" style:family="text">
      <style:text-properties fo:font-size="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4.974cm" svg:y1="23.295cm" svg:x2="4.974cm" svg:y2="6.135cm">
            <text:p/>
          </draw:line>
          <draw:g>
            <draw:line draw:style-name="gr1" draw:text-style-name="P1" draw:layer="layout" svg:x1="1.53cm" svg:y1="23.295cm" svg:x2="1.53cm" svg:y2="6.135cm">
              <text:p/>
            </draw:line>
            <draw:line draw:style-name="gr1" draw:text-style-name="P1" draw:layer="layout" svg:x1="2.098cm" svg:y1="23.295cm" svg:x2="2.098cm" svg:y2="6.135cm">
              <text:p/>
            </draw:line>
            <draw:line draw:style-name="gr1" draw:text-style-name="P1" draw:layer="layout" svg:x1="2.673cm" svg:y1="23.295cm" svg:x2="2.673cm" svg:y2="6.135cm">
              <text:p/>
            </draw:line>
            <draw:line draw:style-name="gr1" draw:text-style-name="P1" draw:layer="layout" svg:x1="3.249cm" svg:y1="23.295cm" svg:x2="3.249cm" svg:y2="6.135cm">
              <text:p/>
            </draw:line>
            <draw:line draw:style-name="gr1" draw:text-style-name="P1" draw:layer="layout" svg:x1="3.823cm" svg:y1="23.295cm" svg:x2="3.823cm" svg:y2="6.135cm">
              <text:p/>
            </draw:line>
            <draw:line draw:style-name="gr1" draw:text-style-name="P1" draw:layer="layout" svg:x1="4.399cm" svg:y1="23.295cm" svg:x2="4.399cm" svg:y2="6.135cm">
              <text:p/>
            </draw:line>
            <draw:line draw:style-name="gr1" draw:text-style-name="P1" draw:layer="layout" svg:x1="5.55cm" svg:y1="23.295cm" svg:x2="5.55cm" svg:y2="6.135cm">
              <text:p/>
            </draw:line>
            <draw:line draw:style-name="gr1" draw:text-style-name="P1" draw:layer="layout" svg:x1="6.125cm" svg:y1="23.295cm" svg:x2="6.125cm" svg:y2="6.135cm">
              <text:p/>
            </draw:line>
            <draw:line draw:style-name="gr1" draw:text-style-name="P1" draw:layer="layout" svg:x1="6.7cm" svg:y1="23.295cm" svg:x2="6.7cm" svg:y2="6.135cm">
              <text:p/>
            </draw:line>
            <draw:line draw:style-name="gr1" draw:text-style-name="P1" draw:layer="layout" svg:x1="7.275cm" svg:y1="23.295cm" svg:x2="7.275cm" svg:y2="6.135cm">
              <text:p/>
            </draw:line>
            <draw:line draw:style-name="gr1" draw:text-style-name="P1" draw:layer="layout" svg:x1="7.85cm" svg:y1="23.295cm" svg:x2="7.85cm" svg:y2="6.135cm">
              <text:p/>
            </draw:line>
            <draw:line draw:style-name="gr1" draw:text-style-name="P1" draw:layer="layout" svg:x1="8.425cm" svg:y1="23.295cm" svg:x2="8.425cm" svg:y2="6.135cm">
              <text:p/>
            </draw:line>
            <draw:line draw:style-name="gr1" draw:text-style-name="P1" draw:layer="layout" svg:x1="9cm" svg:y1="23.295cm" svg:x2="9cm" svg:y2="6.135cm">
              <text:p/>
            </draw:line>
            <draw:line draw:style-name="gr1" draw:text-style-name="P1" draw:layer="layout" svg:x1="9.572cm" svg:y1="23.295cm" svg:x2="9.572cm" svg:y2="6.135cm">
              <text:p/>
            </draw:line>
            <draw:line draw:style-name="gr1" draw:text-style-name="P1" draw:layer="layout" svg:x1="10.72cm" svg:y1="23.295cm" svg:x2="10.72cm" svg:y2="6.135cm">
              <text:p/>
            </draw:line>
            <draw:line draw:style-name="gr1" draw:text-style-name="P1" draw:layer="layout" svg:x1="11.295cm" svg:y1="23.295cm" svg:x2="11.295cm" svg:y2="6.135cm">
              <text:p/>
            </draw:line>
            <draw:line draw:style-name="gr1" draw:text-style-name="P1" draw:layer="layout" svg:x1="11.871cm" svg:y1="23.295cm" svg:x2="11.871cm" svg:y2="6.135cm">
              <text:p/>
            </draw:line>
            <draw:line draw:style-name="gr1" draw:text-style-name="P1" draw:layer="layout" svg:x1="12.445cm" svg:y1="23.295cm" svg:x2="12.445cm" svg:y2="6.135cm">
              <text:p/>
            </draw:line>
            <draw:line draw:style-name="gr1" draw:text-style-name="P1" draw:layer="layout" svg:x1="13.02cm" svg:y1="23.295cm" svg:x2="13.02cm" svg:y2="6.135cm">
              <text:p/>
            </draw:line>
            <draw:line draw:style-name="gr1" draw:text-style-name="P1" draw:layer="layout" svg:x1="13.595cm" svg:y1="23.295cm" svg:x2="13.595cm" svg:y2="6.135cm">
              <text:p/>
            </draw:line>
            <draw:line draw:style-name="gr1" draw:text-style-name="P1" draw:layer="layout" svg:x1="14.17cm" svg:y1="23.295cm" svg:x2="14.17cm" svg:y2="6.135cm">
              <text:p/>
            </draw:line>
            <draw:line draw:style-name="gr1" draw:text-style-name="P1" draw:layer="layout" svg:x1="14.745cm" svg:y1="23.295cm" svg:x2="14.745cm" svg:y2="6.135cm">
              <text:p/>
            </draw:line>
            <draw:line draw:style-name="gr1" draw:text-style-name="P1" draw:layer="layout" svg:x1="15.32cm" svg:y1="23.295cm" svg:x2="15.32cm" svg:y2="6.135cm">
              <text:p/>
            </draw:line>
            <draw:line draw:style-name="gr1" draw:text-style-name="P1" draw:layer="layout" svg:x1="15.895cm" svg:y1="23.295cm" svg:x2="15.895cm" svg:y2="6.135cm">
              <text:p/>
            </draw:line>
            <draw:line draw:style-name="gr1" draw:text-style-name="P1" draw:layer="layout" svg:x1="16.472cm" svg:y1="23.295cm" svg:x2="16.472cm" svg:y2="6.135cm">
              <text:p/>
            </draw:line>
            <draw:line draw:style-name="gr1" draw:text-style-name="P1" draw:layer="layout" svg:x1="17.042cm" svg:y1="23.295cm" svg:x2="17.042cm" svg:y2="6.135cm">
              <text:p/>
            </draw:line>
            <draw:line draw:style-name="gr1" draw:text-style-name="P1" draw:layer="layout" svg:x1="17.622cm" svg:y1="23.295cm" svg:x2="17.622cm" svg:y2="6.135cm">
              <text:p/>
            </draw:line>
            <draw:line draw:style-name="gr1" draw:text-style-name="P1" draw:layer="layout" svg:x1="18.197cm" svg:y1="23.295cm" svg:x2="18.197cm" svg:y2="6.135cm">
              <text:p/>
            </draw:line>
            <draw:line draw:style-name="gr1" draw:text-style-name="P1" draw:layer="layout" svg:x1="18.772cm" svg:y1="23.295cm" svg:x2="18.772cm" svg:y2="6.135cm">
              <text:p/>
            </draw:line>
            <draw:g>
              <draw:line draw:style-name="gr2" draw:text-style-name="P1" draw:layer="layout" svg:x1="10.145cm" svg:y1="23.295cm" svg:x2="10.145cm" svg:y2="6.135cm">
                <text:p/>
              </draw:line>
              <draw:g>
                <draw:line draw:style-name="gr1" draw:text-style-name="P1" draw:layer="layout" svg:x1="1.239cm" svg:y1="15.099cm" svg:x2="19.226cm" svg:y2="15.099cm">
                  <text:p/>
                </draw:line>
                <draw:custom-shape draw:style-name="gr3" draw:text-style-name="P2" draw:layer="layout" svg:width="17.16cm" svg:height="16.449cm" draw:transform="skewX (2.63925664378385E-017) rotate (0.122173047639603) translate (1.167cm 7.842cm)">
                  <text:p/>
                  <draw:enhanced-geometry svg:viewBox="0 0 3250 3161" draw:type="non-primitive" draw:enhanced-path="M 401 2536 L 444 2536 444 2512 477 2493 486 2469 493 2451 502 2411 519 2394 528 2370 593 2226 621 2169 644 2153 662 2153 670 2160 678 2128 670 2108 654 2128 644 2128 628 2146 662 2021 670 1985 670 1969 687 1919 687 1886 711 1837 720 1837 735 1894 754 1909 761 1936 770 1953 779 1969 779 2002 804 2021 811 2035 839 2061 830 2021 811 2002 794 1969 787 1936 779 1886 770 1877 770 1860 746 1851 728 1809 704 1804 704 1794 697 1769 704 1761 728 1787 728 1761 720 1726 746 1710 746 1695 754 1685 746 1669 746 1652 735 1618 711 1603 720 1587 746 1587 746 1578 770 1561 754 1527 746 1552 728 1561 711 1552 704 1535 687 1535 678 1518 654 1518 637 1509 621 1502 612 1486 578 1460 578 1403 569 1377 552 1361 545 1301 562 1294 562 1277 578 1268 569 1252 552 1252 552 1244 536 1235 552 1218 545 1195 562 1195 578 1186 602 1203 628 1211 644 1226 687 1235 711 1218 670 1211 637 1186 612 1169 552 1160 536 1169 519 1169 493 1186 493 1178 477 1186 477 1178 477 1160 469 1152 469 1145 486 1136 486 1127 502 1103 493 1068 444 1068 426 1060 426 1044 444 1053 444 1044 477 1044 469 1035 469 1018 451 1018 426 1011 419 985 411 985 419 1018 411 1027 394 1027 384 1018 367 1018 367 1035 360 1060 351 1044 351 1018 351 1011 360 1002 367 959 360 951 351 977 342 977 334 968 318 977 301 959 310 951 277 943 259 933 233 926 226 918 218 918 201 909 192 867 168 867 157 867 150 853 157 844 150 834 157 819 142 803 126 819 133 827 126 844 107 853 107 860 59 876 50 860 66 844 59 827 34 794 34 785 59 785 74 775 83 760 74 751 66 734 24 727 24 702 41 702 59 702 59 718 74 718 83 727 116 727 107 709 116 694 83 694 83 685 116 668 107 668 83 668 66 676 50 668 34 676 15 652 0 635 8 635 34 626 15 610 15 602 34 576 74 583 83 567 100 576 133 576 142 583 157 593 192 576 218 576 226 602 218 610 218 635 251 626 259 602 268 602 301 617 310 617 342 593 325 576 342 567 360 559 367 567 360 583 367 583 384 583 401 567 411 576 444 567 444 583 436 593 444 610 451 602 469 610 460 635 477 652 493 661 502 694 510 694 519 727 528 744 545 744 552 718 562 727 569 718 593 709 602 694 612 702 644 694 654 718 662 709 670 727 697 727 711 744 697 760 687 785 720 775 728 744 720 734 720 727 728 702 754 702 754 709 746 727 761 744 770 734 770 751 794 744 830 785 830 751 839 744 855 751 872 744 896 760 913 734 888 734 880 718 855 718 811 676 822 661 822 617 847 593 822 533 839 518 811 468 787 468 794 442 794 435 794 411 804 383 787 333 830 333 839 350 847 359 880 383 888 375 921 383 939 375 981 383 988 393 988 411 981 426 955 426 955 442 964 452 964 468 955 477 964 484 946 501 964 518 972 526 988 501 1048 510 1065 518 1090 518 1163 541 1171 567 1197 576 1197 559 1225 559 1225 576 1265 567 1280 541 1324 541 1331 550 1357 550 1365 550 1381 567 1415 550 1450 559 1424 526 1408 533 1381 533 1357 526 1315 518 1289 493 1306 477 1324 468 1339 442 1365 426 1390 418 1424 411 1457 402 1491 383 1533 375 1608 375 1616 369 1642 333 1668 317 1717 333 1692 301 1692 284 1684 244 1708 244 1708 234 1699 227 1699 184 1708 177 1717 100 1732 85 1732 69 1750 34 1774 34 1800 19 1834 26 1859 10 1876 10 1876 19 1926 0 1950 0 1976 43 1985 59 1985 69 1976 92 1992 135 2019 144 2044 168 2061 151 2085 159 2092 184 2111 202 2128 244 2135 250 2177 250 2196 276 2196 291 2184 309 2203 326 2211 309 2237 317 2262 326 2277 326 2295 326 2303 333 2295 359 2312 375 2312 383 2303 393 2295 402 2277 426 2338 452 2362 452 2388 435 2404 426 2422 393 2438 359 2464 375 2454 383 2464 411 2454 426 2447 435 2472 442 2480 459 2472 468 2447 477 2464 493 2530 550 2537 576 2563 567 2570 583 2577 610 2604 635 2630 635 2647 626 2689 652 2705 635 2722 661 2755 661 2764 668 2797 642 2831 642 2840 642 2873 694 2864 709 2898 734 2898 775 2923 794 2949 785 2980 803 3015 803 3033 803 3065 810 3082 810 3106 844 3141 844 3208 867 3233 885 3250 909 3208 933 3198 951 3182 994 3167 994 3132 1044 3125 1077 3106 1110 3106 1152 3091 1178 3091 1211 3075 1218 3082 1277 3058 1310 3065 1336 3040 1419 2980 1445 2980 1419 2931 1427 2898 1468 2907 1502 2822 1535 2815 1570 2755 1587 2755 1644 2689 1685 2696 1718 2680 1726 2672 1745 2672 1769 2680 1787 2663 1828 2647 1843 2637 1860 2637 1894 2705 1886 2731 1860 2731 1843 2722 1828 2805 1804 2840 1809 2840 1843 2864 1860 2873 1886 2881 1929 2873 1953 2888 1969 2847 2002 2840 2051 2864 2078 2864 2108 2898 2146 2898 2169 2881 2177 2873 2202 2831 2250 2815 2250 2805 2250 2772 2250 2739 2250 2746 2285 2772 2311 2772 2328 2764 2370 2822 2370 2822 2385 2805 2403 2815 2427 2797 2443 2772 2451 2772 2484 2746 2500 2731 2519 2764 2552 2788 2578 2831 2611 2840 2619 2847 2627 2857 2651 2898 2661 2931 2651 2949 2677 2964 2677 2980 2729 2956 2736 2973 2793 2949 2793 2931 2811 2907 2819 2888 2819 2873 2828 2864 2835 2847 2835 2840 2852 2815 2861 2788 2887 2755 2887 2739 2887 2713 2894 2689 2911 2696 2920 2680 2944 2680 2953 2713 2953 2722 2970 2696 2977 2689 2994 2672 2986 2655 2986 2630 3003 2637 3003 2614 3003 2596 3027 2570 3020 2563 3012 2556 3020 2537 3027 2514 3036 2502 3027 2497 3012 2488 3012 2488 3020 2464 3027 2472 3012 2447 3003 2404 2961 2393 2953 2362 2944 2338 2935 2338 2911 2345 2887 2345 2877 2319 2877 2295 2887 2262 2877 2237 2877 2254 2861 2254 2844 2254 2828 2237 2835 2196 2835 2196 2861 2203 2869 2177 2869 2160 2877 2153 2861 2128 2869 2111 2861 2128 2835 2068 2828 2044 2828 2028 2819 2000 2803 1976 2793 1992 2762 1950 2762 1926 2770 1902 2777 1884 2811 1867 2819 1826 2861 1817 2844 1800 2844 1767 2852 1758 2861 1741 2869 1732 2877 1717 2887 1684 2894 1684 2911 1684 2935 1675 2953 1668 3003 1668 3027 1668 3053 1668 3069 1684 3103 1684 3128 1642 3119 1633 3119 1590 3135 1566 3119 1549 3119 1542 3145 1533 3161 1507 3154 1474 3119 1424 3119 1415 3103 1357 3112 1324 3086 1306 3079 1280 3079 1265 3053 1249 3036 1207 2994 1182 2970 1149 2953 1123 2944 1114 2920 1040 2877 1022 2887 1031 2928 1022 2944 981 2920 955 2920 896 2911 880 2887 830 2904 761 2844 761 2819 746 2803 735 2811 662 2793 637 2753 536 2711 528 2677 493 2651 469 2677 451 2644 469 2627 460 2611 426 2602 419 2578 401 2578 411 2561 401 2536 N"/>
                </draw:custom-shape>
                <draw:frame draw:style-name="gr4" draw:text-style-name="P4" draw:layer="layout" svg:width="0.798cm" svg:height="0.884cm" svg:x="9.748cm" svg:y="14.127cm">
                  <draw:text-box>
                    <text:p text:style-name="P3"><text:span text:style-name="T1">1</text:span></text:p>
                  </draw:text-box>
                </draw:frame>
                <draw:frame draw:style-name="gr4" draw:text-style-name="P4" draw:layer="layout" svg:width="0.796cm" svg:height="0.884cm" svg:x="10.612cm" svg:y="14.933cm">
                  <draw:text-box>
                    <text:p text:style-name="P3"><text:span text:style-name="T1">1</text:span></text:p>
                  </draw:text-box>
                </draw:frame>
                <draw:frame draw:style-name="gr4" draw:text-style-name="P4" draw:layer="layout" svg:width="0.798cm" svg:height="0.886cm" svg:x="9.342cm" svg:y="14.967cm">
                  <draw:text-box>
                    <text:p text:style-name="P3"><text:span text:style-name="T1">-1</text:span></text:p>
                  </draw:text-box>
                </draw:frame>
                <draw:g>
                  <draw:line draw:style-name="gr5" draw:text-style-name="P1" draw:layer="layout" svg:x1="11.115cm" svg:y1="10.728cm" svg:x2="11.453cm" svg:y2="10.977cm">
                    <text:p/>
                  </draw:line>
                  <draw:line draw:style-name="gr5" draw:text-style-name="P1" draw:layer="layout" svg:x1="11.115cm" svg:y1="10.975cm" svg:x2="11.453cm" svg:y2="10.726cm">
                    <text:p/>
                  </draw:line>
                  <draw:frame draw:style-name="gr6" draw:text-style-name="P4" draw:layer="layout" svg:width="1.063cm" svg:height="0.782cm" svg:x="11.111cm" svg:y="10.853cm">
                    <draw:text-box>
                      <text:p text:style-name="P3"><text:span text:style-name="T2"><text:s text:c="3"/></text:span><text:span text:style-name="T2">O</text:span></text:p>
                    </draw:text-box>
                  </draw:frame>
                </draw:g>
                <draw:frame draw:style-name="gr4" draw:text-style-name="P4" draw:layer="layout" svg:width="0.8cm" svg:height="0.884cm" svg:x="11.205cm" svg:y="14.938cm">
                  <draw:text-box>
                    <text:p text:style-name="P3"><text:span text:style-name="T1">2</text:span></text:p>
                  </draw:text-box>
                </draw:frame>
                <draw:frame draw:style-name="gr4" draw:text-style-name="P4" draw:layer="layout" svg:width="0.798cm" svg:height="0.886cm" svg:x="9.73cm" svg:y="10.403cm">
                  <draw:text-box>
                    <text:p text:style-name="P3"><text:span text:style-name="T1">8</text:span></text:p>
                  </draw:text-box>
                </draw:frame>
                <draw:g>
                  <draw:frame draw:style-name="gr7" draw:text-style-name="P1" draw:layer="layout" svg:width="1.458cm" svg:height="1.486cm" draw:transform="rotate (-3.14159265358979) translate (3.132cm 17.26cm)">
                    <draw:image xlink:href="Pictures/10020BFC000031DE000031C9493C6D68FAAABD47.wmf" xlink:type="simple" xlink:show="embed" xlink:actuate="onLoad">
                      <text:p/>
                    </draw:image>
                    <draw:image xlink:href="Pictures/1000020100000283000002826984F6CF02F4C225.png" xlink:type="simple" xlink:show="embed" xlink:actuate="onLoad"/>
                  </draw:frame>
                  <draw:frame draw:style-name="gr4" draw:text-style-name="P4" draw:layer="layout" svg:width="0.627cm" svg:height="0.71cm" svg:x="2.271cm" svg:y="15.219cm">
                    <draw:text-box>
                      <text:p text:style-name="P3"><text:span text:style-name="T3">N</text:span></text:p>
                    </draw:text-box>
                  </draw:frame>
                  <draw:frame draw:style-name="gr4" draw:text-style-name="P4" draw:layer="layout" svg:width="0.627cm" svg:height="0.708cm" svg:x="2.271cm" svg:y="17.103cm">
                    <draw:text-box>
                      <text:p text:style-name="P3"><text:span text:style-name="T3">S</text:span></text:p>
                    </draw:text-box>
                  </draw:frame>
                  <draw:frame draw:style-name="gr4" draw:text-style-name="P4" draw:layer="layout" svg:width="0.627cm" svg:height="0.708cm" svg:x="1.31cm" svg:y="16.159cm">
                    <draw:text-box>
                      <text:p text:style-name="P3"><text:span text:style-name="T3">O</text:span></text:p>
                    </draw:text-box>
                  </draw:frame>
                  <draw:frame draw:style-name="gr4" draw:text-style-name="P4" draw:layer="layout" svg:width="0.627cm" svg:height="0.708cm" svg:x="3.176cm" svg:y="16.159cm">
                    <draw:text-box>
                      <text:p text:style-name="P3"><text:span text:style-name="T3">E</text:span></text:p>
                    </draw:text-box>
                  </draw:frame>
                </draw:g>
                <draw:line draw:style-name="gr2" draw:text-style-name="P1" draw:layer="layout" svg:x1="1.239cm" svg:y1="15.099cm" svg:x2="19.226cm" svg:y2="15.099cm">
                  <text:p/>
                </draw:line>
                <draw:line draw:style-name="gr8" draw:text-style-name="P1" draw:layer="layout" svg:x1="1.53cm" svg:y1="15.016cm" svg:x2="1.53cm" svg:y2="15.173cm">
                  <text:p/>
                </draw:line>
                <draw:line draw:style-name="gr8" draw:text-style-name="P1" draw:layer="layout" svg:x1="2.098cm" svg:y1="15.016cm" svg:x2="2.098cm" svg:y2="15.173cm">
                  <text:p/>
                </draw:line>
                <draw:line draw:style-name="gr8" draw:text-style-name="P1" draw:layer="layout" svg:x1="2.673cm" svg:y1="15.016cm" svg:x2="2.673cm" svg:y2="15.173cm">
                  <text:p/>
                </draw:line>
                <draw:line draw:style-name="gr8" draw:text-style-name="P1" draw:layer="layout" svg:x1="3.249cm" svg:y1="15.016cm" svg:x2="3.249cm" svg:y2="15.173cm">
                  <text:p/>
                </draw:line>
                <draw:line draw:style-name="gr8" draw:text-style-name="P1" draw:layer="layout" svg:x1="3.823cm" svg:y1="15.016cm" svg:x2="3.823cm" svg:y2="15.173cm">
                  <text:p/>
                </draw:line>
                <draw:line draw:style-name="gr8" draw:text-style-name="P1" draw:layer="layout" svg:x1="4.399cm" svg:y1="15.016cm" svg:x2="4.399cm" svg:y2="15.173cm">
                  <text:p/>
                </draw:line>
                <draw:line draw:style-name="gr8" draw:text-style-name="P1" draw:layer="layout" svg:x1="4.974cm" svg:y1="15.016cm" svg:x2="4.974cm" svg:y2="15.173cm">
                  <text:p/>
                </draw:line>
                <draw:line draw:style-name="gr8" draw:text-style-name="P1" draw:layer="layout" svg:x1="5.55cm" svg:y1="15.016cm" svg:x2="5.55cm" svg:y2="15.173cm">
                  <text:p/>
                </draw:line>
                <draw:line draw:style-name="gr8" draw:text-style-name="P1" draw:layer="layout" svg:x1="6.125cm" svg:y1="15.016cm" svg:x2="6.125cm" svg:y2="15.173cm">
                  <text:p/>
                </draw:line>
                <draw:line draw:style-name="gr8" draw:text-style-name="P1" draw:layer="layout" svg:x1="6.7cm" svg:y1="15.016cm" svg:x2="6.7cm" svg:y2="15.173cm">
                  <text:p/>
                </draw:line>
                <draw:line draw:style-name="gr8" draw:text-style-name="P1" draw:layer="layout" svg:x1="7.275cm" svg:y1="15.016cm" svg:x2="7.275cm" svg:y2="15.173cm">
                  <text:p/>
                </draw:line>
                <draw:line draw:style-name="gr8" draw:text-style-name="P1" draw:layer="layout" svg:x1="7.85cm" svg:y1="15.016cm" svg:x2="7.85cm" svg:y2="15.173cm">
                  <text:p/>
                </draw:line>
                <draw:line draw:style-name="gr8" draw:text-style-name="P1" draw:layer="layout" svg:x1="8.425cm" svg:y1="15.016cm" svg:x2="8.425cm" svg:y2="15.173cm">
                  <text:p/>
                </draw:line>
                <draw:line draw:style-name="gr8" draw:text-style-name="P1" draw:layer="layout" svg:x1="9cm" svg:y1="15.016cm" svg:x2="9cm" svg:y2="15.173cm">
                  <text:p/>
                </draw:line>
                <draw:line draw:style-name="gr8" draw:text-style-name="P1" draw:layer="layout" svg:x1="9.572cm" svg:y1="15.016cm" svg:x2="9.572cm" svg:y2="15.173cm">
                  <text:p/>
                </draw:line>
                <draw:line draw:style-name="gr8" draw:text-style-name="P1" draw:layer="layout" svg:x1="10.145cm" svg:y1="15.016cm" svg:x2="10.145cm" svg:y2="15.173cm">
                  <text:p/>
                </draw:line>
                <draw:line draw:style-name="gr8" draw:text-style-name="P1" draw:layer="layout" svg:x1="10.72cm" svg:y1="15.016cm" svg:x2="10.72cm" svg:y2="15.173cm">
                  <text:p/>
                </draw:line>
                <draw:line draw:style-name="gr8" draw:text-style-name="P1" draw:layer="layout" svg:x1="11.295cm" svg:y1="15.016cm" svg:x2="11.295cm" svg:y2="15.173cm">
                  <text:p/>
                </draw:line>
                <draw:line draw:style-name="gr8" draw:text-style-name="P1" draw:layer="layout" svg:x1="11.871cm" svg:y1="15.016cm" svg:x2="11.871cm" svg:y2="15.173cm">
                  <text:p/>
                </draw:line>
                <draw:line draw:style-name="gr8" draw:text-style-name="P1" draw:layer="layout" svg:x1="12.445cm" svg:y1="15.016cm" svg:x2="12.445cm" svg:y2="15.173cm">
                  <text:p/>
                </draw:line>
                <draw:line draw:style-name="gr8" draw:text-style-name="P1" draw:layer="layout" svg:x1="13.02cm" svg:y1="15.016cm" svg:x2="13.02cm" svg:y2="15.173cm">
                  <text:p/>
                </draw:line>
                <draw:line draw:style-name="gr8" draw:text-style-name="P1" draw:layer="layout" svg:x1="13.595cm" svg:y1="15.016cm" svg:x2="13.595cm" svg:y2="15.173cm">
                  <text:p/>
                </draw:line>
                <draw:line draw:style-name="gr8" draw:text-style-name="P1" draw:layer="layout" svg:x1="14.17cm" svg:y1="15.016cm" svg:x2="14.17cm" svg:y2="15.173cm">
                  <text:p/>
                </draw:line>
                <draw:line draw:style-name="gr8" draw:text-style-name="P1" draw:layer="layout" svg:x1="14.745cm" svg:y1="15.016cm" svg:x2="14.745cm" svg:y2="15.173cm">
                  <text:p/>
                </draw:line>
                <draw:line draw:style-name="gr8" draw:text-style-name="P1" draw:layer="layout" svg:x1="15.32cm" svg:y1="15.016cm" svg:x2="15.32cm" svg:y2="15.173cm">
                  <text:p/>
                </draw:line>
                <draw:line draw:style-name="gr8" draw:text-style-name="P1" draw:layer="layout" svg:x1="15.895cm" svg:y1="15.016cm" svg:x2="15.895cm" svg:y2="15.173cm">
                  <text:p/>
                </draw:line>
                <draw:line draw:style-name="gr8" draw:text-style-name="P1" draw:layer="layout" svg:x1="16.472cm" svg:y1="15.016cm" svg:x2="16.472cm" svg:y2="15.173cm">
                  <text:p/>
                </draw:line>
                <draw:line draw:style-name="gr8" draw:text-style-name="P1" draw:layer="layout" svg:x1="17.042cm" svg:y1="15.016cm" svg:x2="17.042cm" svg:y2="15.173cm">
                  <text:p/>
                </draw:line>
                <draw:line draw:style-name="gr8" draw:text-style-name="P1" draw:layer="layout" svg:x1="17.622cm" svg:y1="15.016cm" svg:x2="17.622cm" svg:y2="15.173cm">
                  <text:p/>
                </draw:line>
                <draw:line draw:style-name="gr8" draw:text-style-name="P1" draw:layer="layout" svg:x1="18.197cm" svg:y1="15.016cm" svg:x2="18.197cm" svg:y2="15.173cm">
                  <text:p/>
                </draw:line>
                <draw:line draw:style-name="gr8" draw:text-style-name="P1" draw:layer="layout" svg:x1="18.772cm" svg:y1="15.016cm" svg:x2="18.772cm" svg:y2="15.173cm">
                  <text:p/>
                </draw:line>
                <draw:line draw:style-name="gr8" draw:text-style-name="P1" draw:layer="layout" svg:x1="10.062cm" svg:y1="23.07cm" svg:x2="10.231cm" svg:y2="23.07cm">
                  <text:p/>
                </draw:line>
                <draw:line draw:style-name="gr1" draw:text-style-name="P1" draw:layer="layout" svg:x1="1.239cm" svg:y1="23.07cm" svg:x2="19.226cm" svg:y2="23.07cm">
                  <text:p/>
                </draw:line>
                <draw:line draw:style-name="gr8" draw:text-style-name="P1" draw:layer="layout" svg:x1="10.062cm" svg:y1="22.537cm" svg:x2="10.231cm" svg:y2="22.537cm">
                  <text:p/>
                </draw:line>
                <draw:line draw:style-name="gr1" draw:text-style-name="P1" draw:layer="layout" svg:x1="1.239cm" svg:y1="22.537cm" svg:x2="19.226cm" svg:y2="22.537cm">
                  <text:p/>
                </draw:line>
                <draw:line draw:style-name="gr8" draw:text-style-name="P1" draw:layer="layout" svg:x1="10.062cm" svg:y1="22.007cm" svg:x2="10.231cm" svg:y2="22.007cm">
                  <text:p/>
                </draw:line>
                <draw:line draw:style-name="gr1" draw:text-style-name="P1" draw:layer="layout" svg:x1="1.239cm" svg:y1="22.007cm" svg:x2="19.226cm" svg:y2="22.007cm">
                  <text:p/>
                </draw:line>
                <draw:line draw:style-name="gr8" draw:text-style-name="P1" draw:layer="layout" svg:x1="10.062cm" svg:y1="21.472cm" svg:x2="10.231cm" svg:y2="21.472cm">
                  <text:p/>
                </draw:line>
                <draw:line draw:style-name="gr1" draw:text-style-name="P1" draw:layer="layout" svg:x1="1.239cm" svg:y1="21.472cm" svg:x2="19.226cm" svg:y2="21.472cm">
                  <text:p/>
                </draw:line>
                <draw:line draw:style-name="gr8" draw:text-style-name="P1" draw:layer="layout" svg:x1="10.062cm" svg:y1="20.941cm" svg:x2="10.231cm" svg:y2="20.941cm">
                  <text:p/>
                </draw:line>
                <draw:line draw:style-name="gr1" draw:text-style-name="P1" draw:layer="layout" svg:x1="1.239cm" svg:y1="20.941cm" svg:x2="19.226cm" svg:y2="20.941cm">
                  <text:p/>
                </draw:line>
                <draw:line draw:style-name="gr8" draw:text-style-name="P1" draw:layer="layout" svg:x1="10.062cm" svg:y1="20.41cm" svg:x2="10.231cm" svg:y2="20.41cm">
                  <text:p/>
                </draw:line>
                <draw:line draw:style-name="gr1" draw:text-style-name="P1" draw:layer="layout" svg:x1="1.239cm" svg:y1="20.41cm" svg:x2="19.226cm" svg:y2="20.41cm">
                  <text:p/>
                </draw:line>
                <draw:line draw:style-name="gr8" draw:text-style-name="P1" draw:layer="layout" svg:x1="10.062cm" svg:y1="19.881cm" svg:x2="10.231cm" svg:y2="19.881cm">
                  <text:p/>
                </draw:line>
                <draw:line draw:style-name="gr1" draw:text-style-name="P1" draw:layer="layout" svg:x1="1.239cm" svg:y1="19.881cm" svg:x2="19.226cm" svg:y2="19.881cm">
                  <text:p/>
                </draw:line>
                <draw:line draw:style-name="gr8" draw:text-style-name="P1" draw:layer="layout" svg:x1="10.062cm" svg:y1="19.35cm" svg:x2="10.231cm" svg:y2="19.35cm">
                  <text:p/>
                </draw:line>
                <draw:line draw:style-name="gr1" draw:text-style-name="P1" draw:layer="layout" svg:x1="1.239cm" svg:y1="19.35cm" svg:x2="19.226cm" svg:y2="19.35cm">
                  <text:p/>
                </draw:line>
                <draw:line draw:style-name="gr8" draw:text-style-name="P1" draw:layer="layout" svg:x1="10.062cm" svg:y1="18.819cm" svg:x2="10.231cm" svg:y2="18.819cm">
                  <text:p/>
                </draw:line>
                <draw:line draw:style-name="gr1" draw:text-style-name="P1" draw:layer="layout" svg:x1="1.239cm" svg:y1="18.819cm" svg:x2="19.226cm" svg:y2="18.819cm">
                  <text:p/>
                </draw:line>
                <draw:line draw:style-name="gr8" draw:text-style-name="P1" draw:layer="layout" svg:x1="10.062cm" svg:y1="18.287cm" svg:x2="10.231cm" svg:y2="18.287cm">
                  <text:p/>
                </draw:line>
                <draw:line draw:style-name="gr1" draw:text-style-name="P1" draw:layer="layout" svg:x1="1.239cm" svg:y1="18.287cm" svg:x2="19.226cm" svg:y2="18.287cm">
                  <text:p/>
                </draw:line>
                <draw:line draw:style-name="gr8" draw:text-style-name="P1" draw:layer="layout" svg:x1="10.062cm" svg:y1="17.756cm" svg:x2="10.231cm" svg:y2="17.756cm">
                  <text:p/>
                </draw:line>
                <draw:line draw:style-name="gr1" draw:text-style-name="P1" draw:layer="layout" svg:x1="1.239cm" svg:y1="17.756cm" svg:x2="19.226cm" svg:y2="17.756cm">
                  <text:p/>
                </draw:line>
                <draw:line draw:style-name="gr8" draw:text-style-name="P1" draw:layer="layout" svg:x1="10.062cm" svg:y1="17.221cm" svg:x2="10.231cm" svg:y2="17.221cm">
                  <text:p/>
                </draw:line>
                <draw:line draw:style-name="gr1" draw:text-style-name="P1" draw:layer="layout" svg:x1="1.239cm" svg:y1="17.221cm" svg:x2="19.226cm" svg:y2="17.221cm">
                  <text:p/>
                </draw:line>
                <draw:line draw:style-name="gr8" draw:text-style-name="P1" draw:layer="layout" svg:x1="10.062cm" svg:y1="16.69cm" svg:x2="10.231cm" svg:y2="16.69cm">
                  <text:p/>
                </draw:line>
                <draw:line draw:style-name="gr1" draw:text-style-name="P1" draw:layer="layout" svg:x1="1.239cm" svg:y1="16.69cm" svg:x2="19.226cm" svg:y2="16.69cm">
                  <text:p/>
                </draw:line>
                <draw:line draw:style-name="gr8" draw:text-style-name="P1" draw:layer="layout" svg:x1="10.062cm" svg:y1="16.159cm" svg:x2="10.231cm" svg:y2="16.159cm">
                  <text:p/>
                </draw:line>
                <draw:line draw:style-name="gr1" draw:text-style-name="P1" draw:layer="layout" svg:x1="1.239cm" svg:y1="16.159cm" svg:x2="19.226cm" svg:y2="16.159cm">
                  <text:p/>
                </draw:line>
                <draw:line draw:style-name="gr8" draw:text-style-name="P1" draw:layer="layout" svg:x1="10.062cm" svg:y1="15.63cm" svg:x2="10.231cm" svg:y2="15.63cm">
                  <text:p/>
                </draw:line>
                <draw:line draw:style-name="gr1" draw:text-style-name="P1" draw:layer="layout" svg:x1="1.239cm" svg:y1="15.63cm" svg:x2="19.226cm" svg:y2="15.63cm">
                  <text:p/>
                </draw:line>
                <draw:line draw:style-name="gr8" draw:text-style-name="P1" draw:layer="layout" svg:x1="10.062cm" svg:y1="15.099cm" svg:x2="10.231cm" svg:y2="15.099cm">
                  <text:p/>
                </draw:line>
                <draw:line draw:style-name="gr8" draw:text-style-name="P1" draw:layer="layout" svg:x1="10.062cm" svg:y1="14.568cm" svg:x2="10.231cm" svg:y2="14.568cm">
                  <text:p/>
                </draw:line>
                <draw:line draw:style-name="gr1" draw:text-style-name="P1" draw:layer="layout" svg:x1="1.239cm" svg:y1="14.568cm" svg:x2="19.226cm" svg:y2="14.568cm">
                  <text:p/>
                </draw:line>
                <draw:line draw:style-name="gr8" draw:text-style-name="P1" draw:layer="layout" svg:x1="10.062cm" svg:y1="14.039cm" svg:x2="10.231cm" svg:y2="14.039cm">
                  <text:p/>
                </draw:line>
                <draw:line draw:style-name="gr1" draw:text-style-name="P1" draw:layer="layout" svg:x1="1.239cm" svg:y1="14.039cm" svg:x2="19.226cm" svg:y2="14.039cm">
                  <text:p/>
                </draw:line>
                <draw:line draw:style-name="gr8" draw:text-style-name="P1" draw:layer="layout" svg:x1="10.062cm" svg:y1="13.501cm" svg:x2="10.231cm" svg:y2="13.501cm">
                  <text:p/>
                </draw:line>
                <draw:line draw:style-name="gr1" draw:text-style-name="P1" draw:layer="layout" svg:x1="1.239cm" svg:y1="13.501cm" svg:x2="19.226cm" svg:y2="13.501cm">
                  <text:p/>
                </draw:line>
                <draw:line draw:style-name="gr8" draw:text-style-name="P1" draw:layer="layout" svg:x1="10.062cm" svg:y1="12.97cm" svg:x2="10.231cm" svg:y2="12.97cm">
                  <text:p/>
                </draw:line>
                <draw:line draw:style-name="gr1" draw:text-style-name="P1" draw:layer="layout" svg:x1="1.239cm" svg:y1="12.97cm" svg:x2="19.226cm" svg:y2="12.97cm">
                  <text:p/>
                </draw:line>
                <draw:line draw:style-name="gr8" draw:text-style-name="P1" draw:layer="layout" svg:x1="10.062cm" svg:y1="12.444cm" svg:x2="10.231cm" svg:y2="12.444cm">
                  <text:p/>
                </draw:line>
                <draw:line draw:style-name="gr1" draw:text-style-name="P1" draw:layer="layout" svg:x1="1.239cm" svg:y1="12.444cm" svg:x2="19.226cm" svg:y2="12.444cm">
                  <text:p/>
                </draw:line>
                <draw:line draw:style-name="gr8" draw:text-style-name="P1" draw:layer="layout" svg:x1="10.062cm" svg:y1="11.91cm" svg:x2="10.231cm" svg:y2="11.91cm">
                  <text:p/>
                </draw:line>
                <draw:line draw:style-name="gr1" draw:text-style-name="P1" draw:layer="layout" svg:x1="1.239cm" svg:y1="11.91cm" svg:x2="19.226cm" svg:y2="11.91cm">
                  <text:p/>
                </draw:line>
                <draw:line draw:style-name="gr8" draw:text-style-name="P1" draw:layer="layout" svg:x1="10.062cm" svg:y1="11.379cm" svg:x2="10.231cm" svg:y2="11.379cm">
                  <text:p/>
                </draw:line>
                <draw:line draw:style-name="gr1" draw:text-style-name="P1" draw:layer="layout" svg:x1="1.239cm" svg:y1="11.379cm" svg:x2="19.226cm" svg:y2="11.379cm">
                  <text:p/>
                </draw:line>
                <draw:line draw:style-name="gr8" draw:text-style-name="P1" draw:layer="layout" svg:x1="10.062cm" svg:y1="10.848cm" svg:x2="10.231cm" svg:y2="10.848cm">
                  <text:p/>
                </draw:line>
                <draw:line draw:style-name="gr9" draw:text-style-name="P1" draw:layer="layout" svg:x1="1.239cm" svg:y1="10.848cm" svg:x2="19.226cm" svg:y2="10.848cm">
                  <text:p text:style-name="P5"><text:span text:style-name="T4"><text:s/></text:span></text:p>
                </draw:line>
                <draw:line draw:style-name="gr8" draw:text-style-name="P1" draw:layer="layout" svg:x1="10.062cm" svg:y1="10.317cm" svg:x2="10.231cm" svg:y2="10.317cm">
                  <text:p/>
                </draw:line>
                <draw:line draw:style-name="gr1" draw:text-style-name="P1" draw:layer="layout" svg:x1="1.239cm" svg:y1="10.317cm" svg:x2="19.226cm" svg:y2="10.317cm">
                  <text:p/>
                </draw:line>
                <draw:line draw:style-name="gr8" draw:text-style-name="P1" draw:layer="layout" svg:x1="10.062cm" svg:y1="9.785cm" svg:x2="10.231cm" svg:y2="9.785cm">
                  <text:p/>
                </draw:line>
                <draw:line draw:style-name="gr1" draw:text-style-name="P1" draw:layer="layout" svg:x1="1.239cm" svg:y1="9.785cm" svg:x2="19.226cm" svg:y2="9.785cm">
                  <text:p/>
                </draw:line>
                <draw:line draw:style-name="gr8" draw:text-style-name="P1" draw:layer="layout" svg:x1="10.062cm" svg:y1="9.257cm" svg:x2="10.231cm" svg:y2="9.257cm">
                  <text:p/>
                </draw:line>
                <draw:line draw:style-name="gr1" draw:text-style-name="P1" draw:layer="layout" svg:x1="1.239cm" svg:y1="9.257cm" svg:x2="19.226cm" svg:y2="9.257cm">
                  <text:p/>
                </draw:line>
                <draw:line draw:style-name="gr8" draw:text-style-name="P1" draw:layer="layout" svg:x1="10.062cm" svg:y1="8.719cm" svg:x2="10.231cm" svg:y2="8.719cm">
                  <text:p/>
                </draw:line>
                <draw:line draw:style-name="gr1" draw:text-style-name="P1" draw:layer="layout" svg:x1="1.239cm" svg:y1="8.719cm" svg:x2="19.226cm" svg:y2="8.719cm">
                  <text:p/>
                </draw:line>
                <draw:line draw:style-name="gr8" draw:text-style-name="P1" draw:layer="layout" svg:x1="10.062cm" svg:y1="8.188cm" svg:x2="10.231cm" svg:y2="8.188cm">
                  <text:p/>
                </draw:line>
                <draw:line draw:style-name="gr1" draw:text-style-name="P1" draw:layer="layout" svg:x1="1.239cm" svg:y1="8.188cm" svg:x2="19.226cm" svg:y2="8.188cm">
                  <text:p/>
                </draw:line>
                <draw:line draw:style-name="gr8" draw:text-style-name="P1" draw:layer="layout" svg:x1="10.062cm" svg:y1="7.659cm" svg:x2="10.231cm" svg:y2="7.659cm">
                  <text:p/>
                </draw:line>
                <draw:line draw:style-name="gr1" draw:text-style-name="P1" draw:layer="layout" svg:x1="1.239cm" svg:y1="7.659cm" svg:x2="19.226cm" svg:y2="7.659cm">
                  <text:p/>
                </draw:line>
                <draw:line draw:style-name="gr8" draw:text-style-name="P1" draw:layer="layout" svg:x1="10.062cm" svg:y1="7.128cm" svg:x2="10.231cm" svg:y2="7.128cm">
                  <text:p/>
                </draw:line>
                <draw:line draw:style-name="gr1" draw:text-style-name="P1" draw:layer="layout" svg:x1="1.239cm" svg:y1="7.128cm" svg:x2="19.226cm" svg:y2="7.128cm">
                  <text:p/>
                </draw:line>
                <draw:line draw:style-name="gr8" draw:text-style-name="P1" draw:layer="layout" svg:x1="10.062cm" svg:y1="6.597cm" svg:x2="10.231cm" svg:y2="6.597cm">
                  <text:p/>
                </draw:line>
                <draw:line draw:style-name="gr1" draw:text-style-name="P1" draw:layer="layout" svg:x1="1.239cm" svg:y1="6.597cm" svg:x2="19.226cm" svg:y2="6.597cm">
                  <text:p/>
                </draw:line>
                <draw:frame draw:style-name="gr4" draw:text-style-name="P4" draw:layer="layout" svg:width="0.798cm" svg:height="0.886cm" svg:x="9.871cm" svg:y="14.869cm">
                  <draw:text-box>
                    <text:p text:style-name="P3"><text:span text:style-name="T1">0 <text:s text:c="2"/></text:span></text:p>
                  </draw:text-box>
                </draw:frame>
                <draw:frame draw:style-name="gr4" draw:text-style-name="P4" draw:layer="layout" svg:width="0.8cm" svg:height="0.886cm" svg:x="9.647cm" svg:y="15.201cm">
                  <draw:text-box>
                    <text:p text:style-name="P3"><text:span text:style-name="T1">-1</text:span></text:p>
                  </draw:text-box>
                </draw:frame>
              </draw:g>
            </draw:g>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16T14:36:59.661170770</meta:creation-date>
    <dc:date>2018-03-16T14:37:52.492681412</dc:date>
    <meta:editing-duration>PT53S</meta:editing-duration>
    <meta:editing-cycles>1</meta:editing-cycles>
    <meta:document-statistic meta:object-count="149"/>
    <meta:generator>LibreOffice/6.0.0.3$MacOSX_X86_64 LibreOffice_project/64a0f66915f38c6217de274f0aa8e15618924765</meta:generator>
  </office:meta>
</office:document-meta>
</file>